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4e718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4e718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4e718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4e718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4e718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4e718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4e718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4e718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4e718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4e718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4e718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4e718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4e718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4e718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4e718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4e718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4e718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Bárbara Estefania Sotillo Ramos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1/12/2010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39859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2D0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Beanny Enoe Ramos Rondón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5813706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58.11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8" meta:character-count="1174" meta:non-whitespace-character-count="1006"/>
    <meta:template xlink:type="simple" xlink:actuate="onRequest" xlink:title="Normal" xlink:href=""/>
  </office:meta>
</office:document-meta>
</file>